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Layout test BOM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9" office:value-type="string" calcext:value-type="string">
            <text:p>Quantity per board</text:p>
          </table:table-cell>
          <table:table-cell table:style-name="ce10" office:value-type="string" calcext:value-type="string">
            <text:p>Cost each</text:p>
          </table:table-cell>
          <table:table-cell table:style-name="ce14" office:value-type="string" calcext:value-type="string">
            <text:p>Line Cost per boar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nectors</text:p>
          </table:table-cell>
          <table:table-cell table:style-name="ce4"/>
          <table:table-cell table:style-name="ce6" table:number-columns-repeated="3"/>
          <table:table-cell table:style-name="ce1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arrel Jack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B</text:p>
          </table:table-cell>
          <table:table-cell table:style-name="ce8" office:value-type="string" calcext:value-type="string">
            <text:p>CN0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6" calcext:value-type="currency">
            <text:p>£0.26</text:p>
          </table:table-cell>
          <table:table-cell table:style-name="ce12" table:formula="of:=[.F3]*[.E3]" office:value-type="currency" office:currency="GBP" office:value="0.26" calcext:value-type="currency">
            <text:p>£0.2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LEX SIL2</text:p>
          </table:table-cell>
          <table:table-cell office:value-type="string" calcext:value-type="string">
            <text:p>SIL2</text:p>
          </table:table-cell>
          <table:table-cell office:value-type="string" calcext:value-type="string">
            <text:p>OC</text:p>
          </table:table-cell>
          <table:table-cell table:style-name="ce8" office:value-type="float" office:value="1462926" calcext:value-type="float">
            <text:p>1462926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GBP" office:value="0.07" calcext:value-type="currency">
            <text:p>£0.07</text:p>
          </table:table-cell>
          <table:table-cell table:style-name="ce12" table:formula="of:=[.F4]*[.E4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SP header</text:p>
          </table:table-cell>
          <table:table-cell office:value-type="string" calcext:value-type="string">
            <text:p>DIL2x3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5]*[.E5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puts header</text:p>
          </table:table-cell>
          <table:table-cell office:value-type="string" calcext:value-type="string">
            <text:p>DIL 2x8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6]*[.E6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Semi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ttiny2313</text:p>
          </table:table-cell>
          <table:table-cell office:value-type="string" calcext:value-type="string">
            <text:p>SOIC-20</text:p>
          </table:table-cell>
          <table:table-cell office:value-type="string" calcext:value-type="string">
            <text:p>OC</text:p>
          </table:table-cell>
          <table:table-cell table:style-name="ce8" office:value-type="float" office:value="1841618" calcext:value-type="float">
            <text:p>18416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1.18" calcext:value-type="currency">
            <text:p>£1.18</text:p>
          </table:table-cell>
          <table:table-cell table:style-name="ce12" table:formula="of:=[.F9]*[.E9]" office:value-type="currency" office:currency="GBP" office:value="1.18" calcext:value-type="currency">
            <text:p>£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679</text:p>
          </table:table-cell>
          <table:table-cell office:value-type="string" calcext:value-type="string">
            <text:p>TO126</text:p>
          </table:table-cell>
          <table:table-cell office:value-type="string" calcext:value-type="string">
            <text:p>OC</text:p>
          </table:table-cell>
          <table:table-cell table:style-name="ce8" office:value-type="float" office:value="1574362" calcext:value-type="float">
            <text:p>1574362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233" calcext:value-type="currency">
            <text:p>£0.23</text:p>
          </table:table-cell>
          <table:table-cell table:style-name="ce12" table:formula="of:=[.F10]*[.E10]" office:value-type="currency" office:currency="GBP" office:value="1.864" calcext:value-type="currency">
            <text:p>£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7805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QD00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8" calcext:value-type="currency">
            <text:p>£0.28</text:p>
          </table:table-cell>
          <table:table-cell table:style-name="ce12" table:formula="of:=[.F11]*[.E11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65176BD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958997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53" calcext:value-type="currency">
            <text:p>£0.53</text:p>
          </table:table-cell>
          <table:table-cell table:style-name="ce12" table:formula="of:=[.F12]*[.E12]" office:value-type="currency" office:currency="GBP" office:value="0.53" calcext:value-type="currency">
            <text:p>£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4242</text:p>
          </table:table-cell>
          <table:table-cell office:value-type="string" calcext:value-type="string">
            <text:p>8-SON</text:p>
          </table:table-cell>
          <table:table-cell office:value-type="string" calcext:value-type="string">
            <text:p>OC</text:p>
          </table:table-cell>
          <table:table-cell table:style-name="ce8" office:value-type="float" office:value="1755246" calcext:value-type="float">
            <text:p>175524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88" calcext:value-type="currency">
            <text:p>£0.88</text:p>
          </table:table-cell>
          <table:table-cell table:style-name="ce12"/>
          <table:table-cell table:number-columns-repeated="2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assive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1kR low powe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float" office:value="2331796" calcext:value-type="float">
            <text:p>2331796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009" calcext:value-type="currency">
            <text:p>£0.01</text:p>
          </table:table-cell>
          <table:table-cell table:style-name="ce12" table:formula="of:=[.F16]*[.E16]" office:value-type="currency" office:currency="GBP" office:value="0.072" calcext:value-type="currency">
            <text:p>£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3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5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03" calcext:value-type="currency">
            <text:p>£0.03</text:p>
          </table:table-cell>
          <table:table-cell table:style-name="ce12" table:formula="of:=[.F17]*[.E17]" office:value-type="currency" office:currency="GBP" office:value="0.03" calcext:value-type="currency">
            <text:p>£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6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11" calcext:value-type="currency">
            <text:p>£0.01</text:p>
          </table:table-cell>
          <table:table-cell table:style-name="ce12" table:formula="of:=[.F18]*[.E18]" office:value-type="currency" office:currency="GBP" office:value="0.033" calcext:value-type="currency">
            <text:p>£0.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pF xtal loa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320820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GBP" office:value="0.018" calcext:value-type="currency">
            <text:p>£0.02</text:p>
          </table:table-cell>
          <table:table-cell table:style-name="ce12" table:formula="of:=[.F19]*[.E19]" office:value-type="currency" office:currency="GBP" office:value="0.036" calcext:value-type="currency">
            <text:p>£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7R 0.25W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6407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55" calcext:value-type="currency">
            <text:p>£0.06</text:p>
          </table:table-cell>
          <table:table-cell table:style-name="ce12" table:formula="of:=[.F20]*[.E20]" office:value-type="currency" office:currency="GBP" office:value="0.165" calcext:value-type="currency">
            <text:p>£0.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d 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float" office:value="2112163" calcext:value-type="float">
            <text:p>211216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Green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6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49" calcext:value-type="currency">
            <text:p>£2.49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Blue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5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16MHz xtal 18pF</text:p>
          </table:table-cell>
          <table:table-cell office:value-type="string" calcext:value-type="string">
            <text:p>HC49 SMD</text:p>
          </table:table-cell>
          <table:table-cell office:value-type="string" calcext:value-type="string">
            <text:p>OC</text:p>
          </table:table-cell>
          <table:table-cell table:style-name="ce8" office:value-type="float" office:value="2395958" calcext:value-type="float">
            <text:p>239595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15" calcext:value-type="currency">
            <text:p>£0.15</text:p>
          </table:table-cell>
          <table:table-cell table:style-name="ce12" table:formula="of:=[.F26]*[.E26]" office:value-type="currency" office:currency="GBP" office:value="0.15" calcext:value-type="currency">
            <text:p>£0.1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2" table:formula="of:=SUM([.G2:.G26])" office:value-type="currency" office:currency="GBP" office:value="5.46" calcext:value-type="currency">
            <text:p>£5.46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/>
          <table:table-cell table:style-name="ce12"/>
          <table:table-cell table:number-columns-repeated="2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0000-00-00T00:00:03.76052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13:38:54.617815194</dc:date>
    <meta:generator>LibreOffice/4.1.3.2$Linux_X86_64 LibreOffice_project/410m0$Build-2</meta:generator>
    <meta:editing-duration>PT3H53M17S</meta:editing-duration>
    <meta:editing-cycles>5</meta:editing-cycles>
    <meta:document-statistic meta:table-count="1" meta:cell-count="135" meta:object-count="0"/>
  </office:meta>
</office:document-meta>
</file>